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8d8" officeooo:paragraph-rsid="001388d8"/>
    </style:style>
    <style:style style:name="P2" style:family="paragraph" style:parent-style-name="Standard">
      <style:paragraph-properties fo:text-align="center" style:justify-single-word="false"/>
      <style:text-properties officeooo:rsid="001388d8" officeooo:paragraph-rsid="001388d8"/>
    </style:style>
    <style:style style:name="P3" style:family="paragraph" style:parent-style-name="Standard">
      <style:text-properties officeooo:rsid="0013ce86" officeooo:paragraph-rsid="0013ce86"/>
    </style:style>
    <style:style style:name="T1" style:family="text">
      <style:text-properties officeooo:rsid="0013ce86"/>
    </style:style>
    <style:style style:name="T2" style:family="text">
      <style:text-properties officeooo:rsid="00169ede"/>
    </style:style>
    <style:style style:name="T3" style:family="text">
      <style:text-properties officeooo:rsid="00170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STRACT</text:p>
      <text:p text:style-name="P1">A new method for black holes observation is in study and consists in a forced hig<text:span text:style-name="T2">h</text:span>er frequency tuning of a noise scattering regime <text:span text:style-name="T2">optical </text:span>detector.</text:p>
      <text:p text:style-name="P1">This “Super-heterodyne” optical detector would be used to observe the black holes taken into exam and to confirm or <text:span text:style-name="T1">re</text:span>fute the “<text:span text:style-name="T1">non-constant speed of light in function of frequency” theory.</text:span></text:p>
      <text:p text:style-name="P1">Alteration of the thermal state of mirrors, super-heterodyne amplification circuitry or alteration of the electrical potential between the mirrors are taken into account to obtain some results from this study.</text:p>
      <text:p text:style-name="P3">A budget <text:span text:style-name="T3">8 inputs </text:span>cross-correlator and a series of optical photomultiplier sensors are yet available to start the first sessio<text:span text:style-name="T2">n</text:span> of experiments in this matter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21:15:00.181270070</meta:creation-date>
    <dc:date>2021-02-18T23:46:13.475240929</dc:date>
    <meta:editing-duration>PT5M58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5" meta:word-count="111" meta:character-count="712" meta:non-whitespace-character-count="606"/>
  </office:meta>
</office:document-meta>
</file>